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804cm"/>
    </style:style>
    <style:style style:name="co16" style:family="table-column">
      <style:table-column-properties fo:break-before="auto" style:column-width="1.778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3.521cm"/>
    </style:style>
    <style:style style:name="co21" style:family="table-column">
      <style:table-column-properties fo:break-before="auto" style:column-width="1.506cm"/>
    </style:style>
    <style:style style:name="co22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19" table:default-cell-style-name="Default"/>
        <table:table-column table:style-name="co20" table:number-columns-repeated="2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Twista Yo Bod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bsolute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Keep It Gangst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un on Up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roupie Lu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onely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nother Summ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213 the Gangsta Clicc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Gotta Find a Wa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Ups &amp; Down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Joystic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Rick James (interlude)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ary Jan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L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Lil Gir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My Dirty Ho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213</text:p>
          </table:table-cell>
          <table:table-cell office:value-type="string" calcext:value-type="string">
            <text:p>The Hard Way</text:p>
          </table:table-cell>
          <table:table-cell office:value-type="string" calcext:value-type="string">
            <text:p>So Fly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2004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e Hard Way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0000-00-00T00:00:01.419883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5-10T23:35:51.125103312</dc:date>
    <dc:creator>Raphael </dc:creator>
    <meta:editing-duration>PT2H17M30S</meta:editing-duration>
    <meta:editing-cycles>19</meta:editing-cycles>
    <meta:document-statistic meta:table-count="32" meta:cell-count="15401" meta:object-count="0"/>
  </office:meta>
</office:document-meta>
</file>